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60000026AC9D22DF06931DDDD.png" manifest:media-type="image/png"/>
  <manifest:file-entry manifest:full-path="Pictures/10000000000005DE0000013A74782A510567BCA1.png" manifest:media-type="image/png"/>
  <manifest:file-entry manifest:full-path="Pictures/10000000000005E0000000881605ADB6AABA323E.png" manifest:media-type="image/png"/>
  <manifest:file-entry manifest:full-path="Pictures/10000000000005DF0000021ED0578A94522D63D7.png" manifest:media-type="image/png"/>
  <manifest:file-entry manifest:full-path="Pictures/100000000000060C0000015C96B3A0CE4DF736C8.png" manifest:media-type="image/png"/>
  <manifest:file-entry manifest:full-path="Pictures/10000000000004EF0000021210A26980819C3570.png" manifest:media-type="image/png"/>
  <manifest:file-entry manifest:full-path="Pictures/100000000000057F0000022FD3407B82D8AB98AF.png" manifest:media-type="image/png"/>
  <manifest:file-entry manifest:full-path="Pictures/10000000000005D90000029C3B13F2B25E88E40D.png" manifest:media-type="image/png"/>
  <manifest:file-entry manifest:full-path="Pictures/10000000000005E50000012411A5EFBE29D4A95E.png" manifest:media-type="image/png"/>
  <manifest:file-entry manifest:full-path="Pictures/10000000000005DA000000ADBA1BEE51F76B8DFE.png" manifest:media-type="image/png"/>
  <manifest:file-entry manifest:full-path="Pictures/10000000000005A70000005817369B959F504DA5.png" manifest:media-type="image/png"/>
  <manifest:file-entry manifest:full-path="Pictures/10000000000005B70000019B000D473B9ED84F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5c7" officeooo:paragraph-rsid="001e05c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78in" svg:height="1.5681in" draw:z-index="0"><draw:image xlink:href="Pictures/100000000000060C0000015C96B3A0CE4DF736C8.png" xlink:type="simple" xlink:show="embed" xlink:actuate="onLoad" loext:mime-type="image/x-vclgraphic"/></draw:frame><draw:frame draw:style-name="fr2" draw:name="Image2" text:anchor-type="paragraph" svg:x="-0.7874in" svg:y="1.8417in" svg:width="8.2681in" svg:height="2.9811in" draw:z-index="1"><draw:image xlink:href="Pictures/10000000000005DF0000021ED0578A94522D63D7.png" xlink:type="simple" xlink:show="embed" xlink:actuate="onLoad" loext:mime-type="image/x-vclgraphic"/></draw:frame><draw:frame draw:style-name="fr2" draw:name="Image3" text:anchor-type="paragraph" svg:x="-0.7189in" svg:y="5.4898in" svg:width="7.9575in" svg:height="3.339in" draw:z-index="2"><draw:image xlink:href="Pictures/10000000000004EF0000021210A26980819C3570.png" xlink:type="simple" xlink:show="embed" xlink:actuate="onLoad" loext:mime-type="image/x-vclgraphic"/></draw:frame>1111111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-0.3665in" svg:y="-0.2083in" svg:width="7.322in" svg:height="2.9091in" draw:z-index="3"><draw:image xlink:href="Pictures/100000000000057F0000022FD3407B82D8AB98AF.png" xlink:type="simple" xlink:show="embed" xlink:actuate="onLoad" loext:mime-type="image/x-vclgraphic"/></draw:frame><draw:frame draw:style-name="fr2" draw:name="Image5" text:anchor-type="paragraph" svg:x="-0.5728in" svg:y="2.948in" svg:width="7.8654in" svg:height="2.2091in" draw:z-index="4"><draw:image xlink:href="Pictures/10000000000005B70000019B000D473B9ED84F8E.png" xlink:type="simple" xlink:show="embed" xlink:actuate="onLoad" loext:mime-type="image/x-vclgraphic"/></draw:frame><text:soft-page-break/></text:p>
      <text:p text:style-name="P1"><draw:frame draw:style-name="fr2" draw:name="Image6" text:anchor-type="paragraph" svg:x="-0.5937in" svg:y="2.3602in" svg:width="7.639in" svg:height="3.4083in" draw:z-index="5"><draw:image xlink:href="Pictures/10000000000005D90000029C3B13F2B25E88E40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7.4807in" svg:height="0.6756in" draw:z-index="6"><draw:image xlink:href="Pictures/10000000000005E0000000881605ADB6AABA323E.png" xlink:type="simple" xlink:show="embed" xlink:actuate="onLoad" loext:mime-type="image/x-vclgraphic"/></draw:frame><draw:frame draw:style-name="fr2" draw:name="Image8" text:anchor-type="paragraph" svg:x="-0.6862in" svg:y="0.8311in" svg:width="7.8744in" svg:height="0.4791in" draw:z-index="7"><draw:image xlink:href="Pictures/10000000000005A70000005817369B959F504DA5.png" xlink:type="simple" xlink:show="embed" xlink:actuate="onLoad" loext:mime-type="image/x-vclgraphic"/></draw:frame><draw:frame draw:style-name="fr2" draw:name="Image9" text:anchor-type="paragraph" svg:x="-0.5937in" svg:y="1.3646in" svg:width="8.0744in" svg:height="0.9311in" draw:z-index="8"><draw:image xlink:href="Pictures/10000000000005DA000000ADBA1BEE51F76B8DFE.png" xlink:type="simple" xlink:show="embed" xlink:actuate="onLoad" loext:mime-type="image/x-vclgraphic"/></draw:frame><draw:frame draw:style-name="fr2" draw:name="Image10" text:anchor-type="paragraph" svg:x="-0.7083in" svg:y="2.4272in" svg:width="8.189in" svg:height="1.711in" draw:z-index="9"><draw:image xlink:href="Pictures/10000000000005DE0000013A74782A510567BCA1.png" xlink:type="simple" xlink:show="embed" xlink:actuate="onLoad" loext:mime-type="image/x-vclgraphic"/></draw:frame><draw:frame draw:style-name="fr2" draw:name="Image11" text:anchor-type="paragraph" svg:x="-0.6457in" svg:y="4.2917in" svg:width="8.1264in" svg:height="3.398in" draw:z-index="10"><draw:image xlink:href="Pictures/10000000000005C60000026AC9D22DF06931DDDD.png" xlink:type="simple" xlink:show="embed" xlink:actuate="onLoad" loext:mime-type="image/x-vclgraphic"/></draw:frame><draw:frame draw:style-name="fr2" draw:name="Image12" text:anchor-type="paragraph" svg:x="-0.7291in" svg:y="7.8228in" svg:width="8.2098in" svg:height="1.5874in" draw:z-index="11"><draw:image xlink:href="Pictures/10000000000005E50000012411A5EFBE29D4A95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5:47:17.124175380</meta:creation-date>
    <dc:date>2017-11-27T17:13:40.331718345</dc:date>
    <meta:editing-duration>PT1H16M11S</meta:editing-duration>
    <meta:editing-cycles>5</meta:editing-cycles>
    <meta:generator>LibreOffice/5.4.1.2$Linux_X86_64 LibreOffice_project/40m0$Build-2</meta:generator>
    <meta:document-statistic meta:table-count="0" meta:image-count="12" meta:object-count="0" meta:page-count="3" meta:paragraph-count="1" meta:word-count="1" meta:character-count="9" meta:non-whitespace-character-count="9"/>
  </office:meta>
</office:document-meta>
</file>